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vakheter ved Trello (per 4. mars 2015)</text:p>
      <text:p text:style-name="P2"/>
      <text:p text:style-name="P3">Jo Asplin</text:p>
      <text:p text:style-name="P1"/>
      <text:list xml:id="list774650019" text:style-name="L1">
        <text:list-item>
          <text:p text:style-name="P4">begrensede muligheter til å konfigurere GUI, f.eks.:</text:p>
          <text:list>
            <text:list-item>
              <text:p text:style-name="P4">kan ikke opprette brukerdefinerte knapper knyttet til brukerdefinerte operasjoner (f.eks. en 'ferdig'-knapp som med kun ett enkelt klikk flyttet gjøremålet over i en 'ferdig'-liste og/eller fjernet/opprettet merkelapper)</text:p>
            </text:list-item>
            <text:list-item>
              <text:p text:style-name="P4">kan ikke definere merkelapper med vilkårlig utseende/farge (må alltid velge blant et lite antall forhåndsdefinerte farger, og merkelappen fremstår alltid som en liten strek øverst på gjøremålet/kortet)</text:p>
            </text:list-item>
          </text:list>
        </text:list-item>
      </text:list>
      <text:p text:style-name="Standard"/>
      <text:list xml:id="list1803266102" text:continue-numbering="true" text:style-name="L1">
        <text:list-item>
          <text:p text:style-name="P4">ingen mulighet til å konfigurere avansert varsling (f.eks. når tidsfristen til visse gjøremål begynner å nærme seg)</text:p>
        </text:list-item>
      </text:list>
      <text:p text:style-name="Standard"/>
      <text:list xml:id="list125920168" text:continue-numbering="true" text:style-name="L1">
        <text:list-item>
          <text:p text:style-name="P4">vanskelig å få til å spille sammen med våre øvrige systemer (f.eks. oppdatere visse gjøremål <text:s/>automatisk som følge av å ha lagt inn informasjon i Ted)</text:p>
        </text:list-item>
      </text:list>
      <text:p text:style-name="Standard"/>
      <text:list xml:id="list1495346478" text:continue-numbering="true" text:style-name="L1">
        <text:list-item>
          <text:p text:style-name="P4">svært primitiv filtrering</text:p>
          <text:list>
            <text:list-item>
              <text:p text:style-name="P4">kun (label1 OR label2 OR ... OR labelN) AND (member1 OR member2 OR ... OR memberN)</text:p>
            </text:list-item>
            <text:list-item>
              <text:p text:style-name="P4">dette gjør det vanskelig/umulig å (direkte i WEB-GUI'et) be om ting som f.eks. <text:s/>“vis meg alle gjøremål på VV som har frist innen et klokkeslett og som er flyttbare og som ikke allerede er flyttet”</text:p>
            </text:list-item>
          </text:list>
        </text:list-item>
      </text:list>
      <text:p text:style-name="Standard"/>
      <text:list xml:id="list988043975" text:continue-numbering="true" text:style-name="L1">
        <text:list-item>
          <text:p text:style-name="P4">ikke mulig å sortere interaktivt (som i et regneark f.eks. - det kunne ha vært nyttig å sortere med hensyn til ulike attributter slik som (kombinasjoner av) merkelapper, tittel, tidsfrist etc.)</text:p>
        </text:list-item>
      </text:list>
      <text:p text:style-name="Standard"/>
      <text:list xml:id="list1751086248" text:continue-numbering="true" text:style-name="L1">
        <text:list-item>
          <text:p text:style-name="P4">ikke mulig å filtrere bort lister slik at bare enkelte lister vises (gjøremålene innad i en liste kan filtreres bort, men den tomme lista blir alltid stående)</text:p>
        </text:list-item>
      </text:list>
      <text:p text:style-name="Standard"/>
      <text:list xml:id="list1270375075" text:continue-numbering="true" text:style-name="L1">
        <text:list-item>
          <text:p text:style-name="P4">ulike brukere ser alltid det samme bildet (bortsett fra individuell filtrering); den innbyrdes rekkefølgen på lister og gjøremål er alltid den samme hos alle (merk at dette også kan ses på som en styrke)</text:p>
        </text:list-item>
      </text:list>
      <text:p text:style-name="Standard"/>
      <text:list xml:id="list169466830" text:continue-numbering="true" text:style-name="L1">
        <text:list-item>
          <text:p text:style-name="P4">tungvindt å gjøre enkelte vanlige operasjoner, f.eks.:</text:p>
          <text:list>
            <text:list-item>
              <text:p text:style-name="P4">opprette oppfølgingsgjøremål (for kulingsvarsel etc.)</text:p>
            </text:list-item>
            <text:list-item>
              <text:p text:style-name="P4">lukke gjøremål (ikke nok med et enkelt klikk)</text:p>
            </text:list-item>
          </text:list>
        </text:list-item>
      </text:list>
      <text:p text:style-name="Standard"/>
      <text:list xml:id="list1048896885" text:continue-numbering="true" text:style-name="L1">
        <text:list-item>
          <text:p text:style-name="P4">lite robust</text:p>
          <text:list>
            <text:list-item>
              <text:p text:style-name="P4">dvs. det er forholdsvis lett for vanlige brukere å bringe en tavle inn i en <text:s text:c="4"/>inkonsistent/tvetydig tilstand, f.eks.:</text:p>
              <text:list>
                <text:list-item>
                  <text:p text:style-name="P4">endre tittel/beskrivelse på et gjøremål slik at forutsetninger for automatisering (vha skript) brytes</text:p>
                </text:list-item>
                <text:list-item>
                  <text:p text:style-name="P4">glemme å fjerne merkelappen 'i gang' når merkelappen 'ferdig' legges inn</text:p>
                </text:list-item>
              </text:list>
            </text:list-item>
          </text:list>
        </text:list-item>
      </text:list>
      <text:p text:style-name="Standard"/>
      <text:list xml:id="list1578823736" text:continue-numbering="true" text:style-name="L1">
        <text:list-item>
          <text:p text:style-name="P4"><text:soft-page-break/>dårlig ytelse</text:p>
          <text:list>
            <text:list-item>
              <text:p text:style-name="P4">foreløbig testing viser at skripting mot HTTP/REST-APIet til Trello er forholdsvis tregt (det tok 17 min å oppdatere en tavle forleden dag; forhåpentlig kan dette optimaliseres, men usikkert hvor mye)</text:p>
            </text:list-item>
          </text:list>
        </text:list-item>
      </text:list>
      <text:p text:style-name="Standard"/>
      <text:list xml:id="list1804133999" text:continue-numbering="true" text:style-name="L1">
        <text:list-item>
          <text:p text:style-name="P4">inneholder mye vi ikke har behov for, men som vi likevel må forholde oss til og som dermed vil kunne oppleves som støy, slik som:</text:p>
          <text:list>
            <text:list-item>
              <text:p text:style-name="P4">vi bruker bare enkelte av innstillingene/attributtene for gjøremål,lister og tavler</text:p>
            </text:list-item>
          </text:list>
        </text:list-item>
      </text:list>
      <text:p text:style-name="Standard"/>
      <text:list xml:id="list386940074" text:continue-numbering="true" text:style-name="L1">
        <text:list-item>
          <text:p text:style-name="P4">det er ikke mulig å slette tavler og lister permanent, kun lukke/arkivere dem slik at man ikke lenger ser dem</text:p>
          <text:list>
            <text:list-item>
              <text:p text:style-name="P4">dette vil potensielt kunne utgjøre et problem (kanskje mht ytelse), men vanskelig å si før vi har brukt det en stund</text:p>
            </text:list-item>
          </text:list>
        </text:list-item>
      </text:list>
      <text:p text:style-name="Standard"/>
      <text:list xml:id="list1939705227" text:continue-numbering="true" text:style-name="L1">
        <text:list-item>
          <text:p text:style-name="P4">usikkerhet rundt interaktiv respons når automatiserte skript aksesserer APIet</text:p>
          <text:list>
            <text:list-item>
              <text:p text:style-name="P4">forleden dag opplevde Magnus at WEB-GUI'et hans låste seg, sannsynligvis mens jeg samtidig kjørte et skript (han måtte til slutt logge seg ut og inn igjen)</text:p>
              <text:p text:style-name="P4"/>
            </text:list-item>
          </text:list>
        </text:list-item>
        <text:list-item>
          <text:p text:style-name="P4">uklarhet/uforutsigbarhet rundt sikkerhet og tilgjengelighet i Trello som ekstern skytjeneste:</text:p>
          <text:list>
            <text:list-item>
              <text:p text:style-name="P4">hvor enkelt er det for uvedkommende å hacke seg inn? (merk at vi nå operererer som én blant flere millioner Trello-brukere)</text:p>
            </text:list-item>
            <text:list-item>
              <text:p text:style-name="P4">hvordan ofte bør vi skifte passord? (merk at eks-ansatte har tilgang inntil vi skifter passord)</text:p>
            </text:list-item>
            <text:list-item>
              <text:p text:style-name="P4">Trello Inc. (firmaet bak Trello) gir veldig få garantier, f.eks. forbeholder de seg retten til når som helst, uten forvarsel, å endre API'et (helt eller delvis), noe som kan medføre ekstraarbeid for oss</text:p>
            </text:list-item>
            <text:list-item>
              <text:p text:style-name="P4">Trello Inc. kan i teorien når som helst endre forretningsmodell (f.eks. som følge av å bli kjøpt opp), slik at de f.eks. fjerner mer funksjonalitet fra gratisvarianten som vi i øyeblikket baserer oss på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 Asplin</meta:initial-creator>
    <meta:creation-date>2015-03-04T13:19:52</meta:creation-date>
    <dc:date>2015-03-04T14:53:55</dc:date>
    <dc:creator>Jo Asplin</dc:creator>
    <meta:editing-duration>PT9M47S</meta:editing-duration>
    <meta:editing-cycles>14</meta:editing-cycles>
    <meta:generator>LibreOffice/3.5$Linux_X86_64 LibreOffice_project/350m1$Build-2</meta:generator>
    <meta:document-statistic meta:table-count="0" meta:image-count="0" meta:object-count="0" meta:page-count="2" meta:paragraph-count="33" meta:word-count="610" meta:character-count="3726" meta:non-whitespace-character-count="3174"/>
  </office:meta>
</office:document-meta>
</file>